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ccf4c6"/>
    </style:style>
    <style:style style:name="ce4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f6f9d4"/>
    </style:style>
    <style:style style:name="ce2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d8ce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Types</text:p>
          </table:table-cell>
          <table:table-cell table:style-name="ce18" office:value-type="string" calcext:value-type="string">
            <text:p>Colors</text:p>
          </table:table-cell>
          <table:table-cell table:style-name="ce18" office:value-type="string" calcext:value-type="string">
            <text:p>Character</text:p>
          </table:table-cell>
          <table:table-cell table:style-name="ce18" office:value-type="string" calcext:value-type="string">
            <text:p>Mana Value</text:p>
          </table:table-cell>
          <table:table-cell table:style-name="ce18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table:style-name="ce19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table:style-name="ce9" office:value-type="string" calcext:value-type="string">
            <text:p>Red</text:p>
          </table:table-cell>
          <table:table-cell table:style-name="ce22" office:value-type="string" calcext:value-type="string">
            <text:p>Red Drag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Hi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ack</text:p>
          </table:table-cell>
          <table:table-cell table:style-name="ce21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Red,Blue</text:p>
          </table:table-cell>
          <table:table-cell table:style-name="ce21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ue</text:p>
          </table:table-cell>
          <table:table-cell table:style-name="ce20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table:style-name="ce7"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table:style-name="ce21"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table:style-name="ce8" office:value-type="string" calcext:value-type="string">
            <text:p>Green</text:p>
          </table:table-cell>
          <table:table-cell table:style-name="ce20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table:style-name="ce21" office:value-type="string" calcext:value-type="string">
            <text:p>White,Red,Black,Green,Blue</text:p>
          </table:table-cell>
          <table:table-cell table:style-name="ce20" office:value-type="string" calcext:value-type="string">
            <text:p>The Devourer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Marcille Mad Magician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table:style-name="ce21"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table:style-name="ce21"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table:style-name="ce21" office:value-type="string" calcext:value-type="string">
            <text:p>Green,Blue</text:p>
          </table:table-cell>
          <table:table-cell table:style-name="ce21" office:value-type="string" calcext:value-type="string">
            <text:p>La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21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20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3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table:style-name="ce21" office:value-type="string" calcext:value-type="string">
            <text:p>White,Green,Red</text:p>
          </table:table-cell>
          <table:table-cell table:style-name="ce21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table:style-name="ce1"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table:style-name="ce9" office:value-type="string" calcext:value-type="string">
            <text:p>Red</text:p>
          </table:table-cell>
          <table:table-cell office:value-type="string" calcext:value-type="string">
            <text:p>Marcille’s Fire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table:style-name="ce4"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 table:style-name="ce21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table:style-name="ce7"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Party entering the Dung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table:style-name="ce1" office:value-type="string" calcext:value-type="string">
            <text:p>White</text:p>
          </table:table-cell>
          <table:table-cell table:style-name="ce20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table:style-name="ce7" office:value-type="string" calcext:value-type="string">
            <text:p>Black</text:p>
          </table:table-cell>
          <table:table-cell table:style-name="ce20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table:style-name="ce4" office:value-type="string" calcext:value-type="string">
            <text:p>Blue</text:p>
          </table:table-cell>
          <table:table-cell office:value-type="string" calcext:value-type="string">
            <text:p>Fair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table:style-name="ce8" office:value-type="string" calcext:value-type="string">
            <text:p>Green</text:p>
          </table:table-cell>
          <table:table-cell office:value-type="string" calcext:value-type="string">
            <text:p>Various Succu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LANDS</text:p>
          </table:table-cell>
          <table:table-cell table:style-name="ce17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7"/>
          <table:table-cell table:style-name="ce17" office:value-type="string" calcext:value-type="string">
            <text:p>TOKENS</text:p>
          </table:table-cell>
          <table:table-cell table:style-name="ce17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20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11:39:08.58214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7T11:59:20.239283629</dc:date>
    <meta:editing-duration>PT12H5M24S</meta:editing-duration>
    <meta:editing-cycles>36</meta:editing-cycles>
    <meta:generator>LibreOffice/26.2.2.2$Linux_X86_64 LibreOffice_project/620$Build-2</meta:generator>
    <meta:document-statistic meta:table-count="1" meta:cell-count="618" meta:object-count="0"/>
  </office:meta>
</office:document-meta>
</file>